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Bitstream Vera Sans1" svg:font-family="'Bitstream Vera Sans'" style:font-pitch="variable"/>
    <style:font-face style:name="Courier New" svg:font-family="'Courier New'" style:font-pitch="variable"/>
    <style:font-face style:name="Lucida Grande" svg:font-family="'Lucida Grande'"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text-align="center" style:justify-single-word="false" style:text-autospace="none"/>
      <style:text-properties fo:text-transform="uppercase" style:font-name="Arial" fo:font-size="11pt" fo:font-weight="bold" style:font-size-asian="11pt" style:font-weight-asian="bold" style:font-size-complex="11pt"/>
    </style:style>
    <style:style style:name="P3" style:family="paragraph" style:parent-style-name="Standard">
      <style:paragraph-properties style:text-autospace="none"/>
    </style:style>
    <style:style style:name="P4" style:family="paragraph" style:parent-style-name="Standard">
      <style:text-properties fo:font-size="11pt" style:font-size-asian="11pt" style:font-size-complex="11pt"/>
    </style:style>
    <style:style style:name="P5" style:family="paragraph" style:parent-style-name="Standard">
      <style:paragraph-properties style:text-autospace="none"/>
      <style:text-properties fo:font-size="11pt" style:font-size-asian="11pt" style:font-size-complex="11pt"/>
    </style:style>
    <style:style style:name="P6" style:family="paragraph" style:parent-style-name="Standard">
      <style:paragraph-properties style:text-autospace="none"/>
      <style:text-properties fo:font-size="11pt" fo:font-weight="bold" style:font-size-asian="11pt" style:font-weight-asian="bold" style:font-size-complex="11pt"/>
    </style:style>
    <style:style style:name="P7" style:family="paragraph" style:parent-style-name="Standard">
      <style:paragraph-properties style:text-autospace="none"/>
      <style:text-properties fo:font-size="11pt" fo:font-weight="bold" style:font-size-asian="11pt" style:font-weight-asian="bold" style:font-size-complex="11pt" style:font-weight-complex="bold"/>
    </style:style>
    <style:style style:name="P8" style:family="paragraph" style:parent-style-name="Standard">
      <style:paragraph-properties style:text-autospace="none"/>
      <style:text-properties style:font-name="Arial" fo:font-size="11pt" fo:font-weight="bold" style:font-size-asian="11pt" style:font-weight-asian="bold" style:font-size-complex="11pt"/>
    </style:style>
    <style:style style:name="P9" style:family="paragraph" style:parent-style-name="Standard">
      <style:paragraph-properties style:text-autospace="none"/>
      <style:text-properties style:font-name="Arial" fo:font-size="11pt" fo:font-weight="normal" style:font-size-asian="11pt" style:font-weight-asian="normal" style:font-size-complex="11pt" style:font-weight-complex="normal"/>
    </style:style>
    <style:style style:name="P10" style:family="paragraph" style:parent-style-name="Standard">
      <style:paragraph-properties style:text-autospace="none"/>
      <style:text-properties style:use-window-font-color="true" fo:font-size="11pt" style:font-size-asian="11pt" style:font-size-complex="11pt"/>
    </style:style>
    <style:style style:name="P11" style:family="paragraph" style:parent-style-name="Standard">
      <style:paragraph-properties fo:margin-left="1.27cm" fo:margin-right="0cm" fo:text-indent="-0.635cm" style:auto-text-indent="false" style:text-autospace="none"/>
      <style:text-properties fo:font-size="11pt" style:font-size-asian="11pt" style:font-size-complex="11pt"/>
    </style:style>
    <style:style style:name="P12" style:family="paragraph" style:parent-style-name="Standard">
      <style:paragraph-properties fo:margin-left="0.635cm" fo:margin-right="0cm" fo:text-indent="0cm" style:auto-text-indent="false" style:text-autospace="none"/>
    </style:style>
    <style:style style:name="P13" style:family="paragraph" style:parent-style-name="Standard">
      <style:paragraph-properties fo:margin-left="0.635cm" fo:margin-right="0cm" fo:text-indent="0cm" style:auto-text-indent="false" style:text-autospace="none"/>
      <style:text-properties fo:font-size="11pt" style:font-size-asian="11pt" style:font-size-complex="11pt"/>
    </style:style>
    <style:style style:name="P14" style:family="paragraph" style:parent-style-name="Standard">
      <style:paragraph-properties fo:margin-left="0.635cm" fo:margin-right="0cm" fo:text-indent="0cm" style:auto-text-indent="false" style:text-autospace="none"/>
      <style:text-properties style:font-name="Arial" fo:font-size="11pt" style:font-size-asian="11pt" style:font-size-complex="11pt"/>
    </style:style>
    <style:style style:name="P15" style:family="paragraph" style:parent-style-name="Standard">
      <style:paragraph-properties fo:margin-left="0.635cm" fo:margin-right="0cm" fo:text-indent="0cm" style:auto-text-indent="false" style:text-autospace="none"/>
      <style:text-properties style:use-window-font-color="true" fo:font-size="11pt" fo:font-style="normal" style:font-size-asian="11pt" style:font-style-asian="normal" style:font-size-complex="11pt" style:font-style-complex="normal"/>
    </style:style>
    <style:style style:name="P16" style:family="paragraph" style:parent-style-name="Standard">
      <style:paragraph-properties fo:margin-left="0.661cm" fo:margin-right="0cm" fo:text-indent="0cm" style:auto-text-indent="false" style:text-autospace="none"/>
      <style:text-properties fo:font-size="11pt" style:font-size-asian="11pt" style:font-size-complex="11pt"/>
    </style:style>
    <style:style style:name="P17" style:family="paragraph" style:parent-style-name="Standard">
      <style:paragraph-properties fo:margin-left="0.751cm" fo:margin-right="0cm" fo:text-indent="0cm" style:auto-text-indent="false" style:text-autospace="none"/>
    </style:style>
    <style:style style:name="P18" style:family="paragraph" style:parent-style-name="Standard">
      <style:paragraph-properties fo:margin-left="0.751cm" fo:margin-right="0cm" fo:text-indent="0cm" style:auto-text-indent="false" style:text-autospace="none"/>
      <style:text-properties fo:font-size="11pt" style:font-size-asian="11pt" style:font-size-complex="11pt"/>
    </style:style>
    <style:style style:name="P19" style:family="paragraph" style:parent-style-name="Standard" style:master-page-name="Standard">
      <style:paragraph-properties fo:text-align="center" style:justify-single-word="false" style:page-number="auto" style:text-autospace="none"/>
      <style:text-properties fo:text-transform="uppercase" fo:font-size="11pt" fo:font-weight="bold" style:font-size-asian="11pt" style:font-weight-asian="bold" style:font-size-complex="11pt"/>
    </style:style>
    <style:style style:name="P20" style:family="paragraph" style:parent-style-name="Standard">
      <style:paragraph-properties style:text-autospace="none"/>
      <style:text-properties fo:font-size="11pt" style:font-size-asian="11pt" style:font-size-complex="11pt"/>
    </style:style>
    <style:style style:name="P21" style:family="paragraph" style:parent-style-name="Standard">
      <style:paragraph-properties style:text-autospace="none"/>
    </style:style>
    <style:style style:name="P22" style:family="paragraph" style:parent-style-name="Standard" style:list-style-name="WW8Num2">
      <style:paragraph-properties fo:margin-left="1.27cm" fo:margin-right="0cm" fo:text-indent="-0.635cm" style:auto-text-indent="false" style:text-autospace="none"/>
    </style:style>
    <style:style style:name="P23" style:family="paragraph" style:parent-style-name="Standard" style:list-style-name="WW8Num2">
      <style:paragraph-properties fo:margin-left="1.27cm" fo:margin-right="0cm" fo:text-indent="-0.635cm" style:auto-text-indent="false" style:text-autospace="none"/>
      <style:text-properties fo:font-size="11pt" style:font-size-asian="11pt" style:font-size-complex="11pt"/>
    </style:style>
    <style:style style:name="P24" style:family="paragraph" style:parent-style-name="Standard" style:list-style-name="WW8Num1">
      <style:paragraph-properties fo:margin-left="1.27cm" fo:margin-right="0cm" fo:text-indent="-0.635cm" style:auto-text-indent="false" style:text-autospace="none"/>
      <style:text-properties fo:font-size="11pt" style:font-size-asian="11pt" style:font-size-complex="11pt"/>
    </style:style>
    <style:style style:name="P25" style:family="paragraph" style:parent-style-name="Standard" style:list-style-name="WW8Num1">
      <style:paragraph-properties fo:margin-left="1.27cm" fo:margin-right="0cm" fo:text-indent="-0.635cm" style:auto-text-indent="false" style:text-autospace="none"/>
    </style:style>
    <style:style style:name="P26" style:family="paragraph" style:parent-style-name="Standard" style:list-style-name="WW8Num2">
      <style:paragraph-properties fo:margin-left="0.661cm" fo:margin-right="0cm" fo:text-indent="0cm" style:auto-text-indent="false" style:text-autospace="none"/>
    </style:style>
    <style:style style:name="P27" style:family="paragraph" style:parent-style-name="Standard" style:list-style-name="WW8Num2">
      <style:paragraph-properties fo:margin-left="0cm" fo:margin-right="0cm" fo:text-indent="0cm" style:auto-text-indent="false" style:text-autospace="none"/>
      <style:text-properties fo:font-size="11pt" style:font-size-asian="11pt" style:font-size-complex="11pt"/>
    </style:style>
    <style:style style:name="P28" style:family="paragraph" style:parent-style-name="Standard" style:list-style-name="WW8Num2">
      <style:paragraph-properties fo:margin-left="0.635cm" fo:margin-right="0cm" fo:text-indent="0cm" style:auto-text-indent="false" style:text-autospace="none"/>
    </style:style>
    <style:style style:name="P29" style:family="paragraph" style:parent-style-name="Standard" style:list-style-name="WW8Num2">
      <style:paragraph-properties fo:margin-left="0.635cm" fo:margin-right="0cm" fo:text-indent="0cm" style:auto-text-indent="false" style:text-autospace="none"/>
      <style:text-properties fo:font-size="11pt" style:font-size-asian="11pt" style:font-size-complex="11pt"/>
    </style:style>
    <style:style style:name="T1" style:family="text">
      <style:text-properties fo:font-size="11pt" style:font-size-asian="11pt" style:font-size-complex="11pt"/>
    </style:style>
    <style:style style:name="T2" style:family="text">
      <style:text-properties fo:font-size="11pt" fo:font-style="italic" style:font-size-asian="11pt" style:font-style-asian="italic" style:font-size-complex="11pt"/>
    </style:style>
    <style:style style:name="T3" style:family="text">
      <style:text-properties fo:font-size="11pt" fo:font-style="italic" style:font-size-asian="11pt" style:font-style-asian="italic" style:font-size-complex="11pt" style:font-style-complex="italic"/>
    </style:style>
    <style:style style:name="T4" style:family="text">
      <style:text-properties fo:font-size="11pt" fo:font-style="italic" fo:font-weight="normal" style:font-size-asian="11pt" style:font-style-asian="italic" style:font-weight-asian="normal" style:font-size-complex="11pt" style:font-weight-complex="normal"/>
    </style:style>
    <style:style style:name="T5" style:family="text">
      <style:text-properties fo:font-size="11pt" fo:font-weight="normal" style:font-size-asian="11pt" style:font-weight-asian="normal" style:font-size-complex="11pt" style:font-weight-complex="normal"/>
    </style:style>
    <style:style style:name="T6" style:family="text">
      <style:text-properties fo:font-size="11pt" fo:font-style="normal" style:font-size-asian="11pt" style:font-style-asian="normal" style:font-size-complex="11pt" style:font-style-complex="normal"/>
    </style:style>
    <style:style style:name="T7" style:family="text">
      <style:text-properties style:font-name="Arial" fo:font-size="11pt" style:font-size-asian="11pt" style:font-size-complex="18pt"/>
    </style:style>
    <style:style style:name="T8" style:family="text">
      <style:text-properties style:font-name="Arial" fo:font-size="11pt" style:font-size-asian="11pt" style:font-size-complex="11pt"/>
    </style:style>
    <style:style style:name="T9" style:family="text">
      <style:text-properties style:font-name="Arial" fo:font-size="11pt" fo:font-style="italic" style:font-size-asian="11pt" style:font-style-asian="italic" style:font-size-complex="18pt" style:font-style-complex="italic"/>
    </style:style>
    <style:style style:name="T10" style:family="text">
      <style:text-properties style:font-name="Arial" fo:font-size="11pt" fo:font-style="italic" style:font-size-asian="11pt" style:font-style-asian="italic" style:font-size-complex="11pt"/>
    </style:style>
    <style:style style:name="T11" style:family="text">
      <style:text-properties style:text-line-through-style="solid" fo:font-size="11pt" style:font-size-asian="11pt" style:font-size-complex="11pt"/>
    </style:style>
    <style:style style:name="T12" style:family="text">
      <style:text-properties fo:color="#000000" fo:font-size="11pt" style:text-underline-style="none" style:font-size-asian="11pt" style:font-size-complex="11pt"/>
    </style:style>
    <style:style style:name="T13"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2">Minuto – Cash</text:p>
      <text:p text:style-name="P2">A new means of payment</text:p>
      <text:p text:style-name="P2">self-issued and for all regions</text:p>
      <text:p text:style-name="P6"/>
      <text:p text:style-name="P6"/>
      <text:p text:style-name="P8">The Minuto Concept</text:p>
      <text:p text:style-name="P5"/>
      <text:p text:style-name="P5">The use of new means of payment needs a revision of our relationship to the topic of money. </text:p>
      <text:p text:style-name="P5">Increasingly, people are recognizing that conventional money systems (Fiat money with fractional reserve banking and central issuance) are at the root of recurring economic and social problems.</text:p>
      <text:p text:style-name="P5"/>
      <text:p text:style-name="P5">Today, with a worldwide financial market, these problems occur on a global scale. However, they have been building up for quite some time, and have lead to an understanding that fundamentally new solutions would be needed. A whole host of different models have been developed.</text:p>
      <text:p text:style-name="P5"/>
      <text:p text:style-name="P5">One of the most successful concepts in Europe, so far, has been the introduction of regional currencies called ‘Regios’, which function parallel to the Euro, installed to support the regional economy and enhance the creation of social networks. Regios are being centrally issued, controlled and administered. In this respect, they resemble the traditional money creation by central banks. One of the main reasons for stagnation in the present regional currencies is the administration effort: The unpaid organizers, who took on the responsibility to make the system work, get burned out and therefore discontinue their work.</text:p>
      <text:p text:style-name="P10"/>
      <text:p text:style-name="P3"><text:span text:style-name="T1">A new model do not need any administration effort: The concept ‘Minuto Cash', called </text:span><text:span text:style-name="T2">Minuto</text:span><text:span text:style-name="T1">, <text:s/>is based on the possibility that everybody can issue his or her own means of payment. </text:span><text:span text:style-name="T2">Minutos</text:span><text:span text:style-name="T1">, which are used similarly to cash, are a truly decentralized means of payment. </text:span></text:p>
      <text:p text:style-name="P5"/>
      <text:p text:style-name="P3"><text:span text:style-name="T1">Usually people work and get paid for it after that. But where does the money really come from? Interestingly, money is being created through debt. The centrally managed public debt of the conventional system has grown to reach astronomic numbers. In contrast to that </text:span><text:span text:style-name="T3">Minuto</text:span><text:span text:style-name="T1"> Vouchers are local self-made vouchers with a limited thus accountable promise to perform a certain service. </text:span></text:p>
      <text:p text:style-name="P5"/>
      <text:p text:style-name="P3"><text:span text:style-name="T1">The name </text:span><text:span text:style-name="T2">Minutos</text:span><text:span text:style-name="T1"> is based on the minutes of high quality work that are being used as units of payment for the exchange of goods and services. One hour of quality work is worth 60 </text:span><text:span text:style-name="T2">Minutos</text:span><text:span text:style-name="T1">. Since one hour of quality work in Germany costs – on average – about 30 Euros, the present “exchange rate” is 60 </text:span><text:span text:style-name="T2">Minutos</text:span><text:span text:style-name="T1"> = 30 Euros (August 2010). </text:span></text:p>
      <text:p text:style-name="P5"/>
      <text:p text:style-name="P3"><text:span text:style-name="T1">Since </text:span><text:span text:style-name="T2">Minutos</text:span><text:span text:style-name="T1"> can be considered to be totally inflation free, as an hour is an hour today, tomorrow and in a hundred years from now, the prices for goods and services in </text:span><text:span text:style-name="T2">Minutos</text:span><text:span text:style-name="T1"> will not have to be adjusted, for instance, if the conventional currency should go into hyperinflation. In a case like that, what needs to be adjusted is the equivalent in conventional money. </text:span><text:span text:style-name="T2">Minutos</text:span><text:span text:style-name="T1"> (as the more stable means of payment) would be the equivalent of a higher amount of (more worthless) Euros.</text:span></text:p>
      <text:p text:style-name="P4"/>
      <text:p text:style-name="P3"><text:span text:style-name="T1">When introducing the </text:span><text:span text:style-name="T2">Minuto,</text:span><text:span text:style-name="T1"> a group of people needs to meet. In the beginning someone has to organize this. Later this responsibility can be shared and taken over by others. Resources and needs - as well as other items regarding the practical implementation of the concept - are discussed publicly in these </text:span><text:span text:style-name="T2">Minuto</text:span><text:span text:style-name="T1"> meeting</text:span><text:span text:style-name="T5">s. If </text:span><text:span text:style-name="T4">Minutos</text:span><text:span text:style-name="T5"> are being used beyond the region, they will have to come back, eventually, to their place of origin as long as they are still valid. Every </text:span><text:span text:style-name="T4">Minuto</text:span><text:span text:style-name="T5"> voucher shows the name and address of the person who issued it, its value, date of issue, the abbreviation of the state, the postal code of the issuer - and its period of validity (Year end of issuing plus 5 years). In addition, two underwriters (a female and a male) go proxy for each </text:span><text:span text:style-name="T4">Minuto</text:span><text:span text:style-name="T5"> voucher with their rubber stamp and signature. Its </text:span><text:soft-page-break/><text:span text:style-name="T5">acceptance is naturally highest in the region, in which it is created. However, anybody anywhere is allowed to accept and use the </text:span><text:span text:style-name="T4">Minutos</text:span><text:span text:style-name="T5"> issued in other regions. E</text:span><text:span text:style-name="T1">specially the providers of goods from primary production profit from these gatherings and from using </text:span><text:span text:style-name="T3">Minutos</text:span><text:span text:style-name="T1">: agriculture, horticulture, crafts and social services.</text:span></text:p>
      <text:p text:style-name="P6"/>
      <text:p text:style-name="P6">Frequently asked Questions and Answers</text:p>
      <text:p text:style-name="P6"/>
      <text:list xml:id="list319379990" text:style-name="WW8Num2">
        <text:list-item>
          <text:p text:style-name="P22"><text:span text:style-name="T1">Can you only buy with </text:span><text:span text:style-name="T2">Minutos</text:span><text:span text:style-name="T1"> from the issuer of the voucher?</text:span></text:p>
        </text:list-item>
      </text:list>
      <text:p text:style-name="P12"><text:span text:style-name="T1">Do people take their bank notes back to the central bank? Very few. Similarly, the </text:span><text:span text:style-name="T2">Minuto</text:span><text:span text:style-name="T1"> voucher can be passed on as a means of payment many hundred times from one person to the next, before it will end up with its issuer. Everyone has the freedom to accept or reject it. But the issuer has the responsibility to redeem it within the time span it is valid. </text:span></text:p>
      <text:p text:style-name="P13"/>
      <text:list xml:id="list1219396565" text:continue-numbering="true" text:style-name="WW8Num2">
        <text:list-item>
          <text:p text:style-name="P23">Is it necessary, that the issuer writes all his offers on the self created vouchers?</text:p>
        </text:list-item>
      </text:list>
      <text:p text:style-name="P12"><text:span text:style-name="T1">It is recommended that the issuer uses a stamp, which shows his/her profession. If possible a personal website would be fine. To show the profession on the stamp is like an advertisement. While the voucher is circling, people read it. If the stamp does not show the profession, we recommend to write at least 3 of your offers on the rear side of the vouchers. This helps to get a high acceptance rate for the </text:span><text:span text:style-name="T3">Minutos</text:span><text:span text:style-name="T1">.</text:span></text:p>
      <text:p text:style-name="P16"/>
      <text:list xml:id="list747141066" text:continue-numbering="true" text:style-name="WW8Num2">
        <text:list-item>
          <text:p text:style-name="P22"><text:span text:style-name="T1">Are the underwriters also obliged to redeem the </text:span><text:span text:style-name="T2">Minutos</text:span><text:span text:style-name="T1">?</text:span></text:p>
        </text:list-item>
      </text:list>
      <text:p text:style-name="P12"><text:span text:style-name="T1">Normally the answer is: No. Only if the issuer cannot fulfil his or her obligation do the underwriters need to step in, for example if the issuer is unable to work or disabled, moves without leaving an address or dies and there are no heirs who can be called upon to honour the promise. A compensation for the service of the underwriter is that their name and address become widely known in the community that accepts the </text:span><text:span text:style-name="T2">Minuto.</text:span></text:p>
      <text:p text:style-name="P18"/>
      <text:list xml:id="list664720102" text:continue-numbering="true" text:style-name="WW8Num2">
        <text:list-item>
          <text:p text:style-name="P22"><text:span text:style-name="T1">What limits the validity of the </text:span><text:span text:style-name="T2">Minuto</text:span><text:span text:style-name="T1">?</text:span></text:p>
        </text:list-item>
      </text:list>
      <text:p text:style-name="P12"><text:span text:style-name="T1">Every voucher has an inscribed validity. The period of validity from the end of the year of issue is at most 5 years. According to his/her needs, the issuer has to honour the promise - and then may create new </text:span><text:span text:style-name="T2">Minutos</text:span><text:span text:style-name="T1">. Thus, every person contributes individually to the amount of </text:span><text:span text:style-name="T2">Minutos</text:span><text:span text:style-name="T1"> in circulation and to their backing.</text:span></text:p>
      <text:p text:style-name="P13"/>
      <text:list xml:id="list622119177" text:continue-numbering="true" text:style-name="WW8Num2">
        <text:list-item>
          <text:p text:style-name="P23">Can the issuer use a voucher a second time after redemption?</text:p>
        </text:list-item>
      </text:list>
      <text:p text:style-name="P12"><text:span text:style-name="T1">If the voucher is still valid for longer than 3 years the issuer can use the voucher a second time or more. If the validity is shorter than 3 years the issuer has to destroy the voucher after redemption. Due to this rule, members of the </text:span><text:span text:style-name="T3">Minuto</text:span><text:span text:style-name="T1"> network will hardly ever hold a voucher shortly before expiration date.</text:span></text:p>
      <text:p text:style-name="P13"/>
      <text:list xml:id="list2030666388" text:continue-numbering="true" text:style-name="WW8Num2">
        <text:list-item>
          <text:p text:style-name="P22"><text:span text:style-name="T1">Does one have to create </text:span><text:span text:style-name="T2">Minutos</text:span><text:span text:style-name="T1"> in order to participate?</text:span></text:p>
        </text:list-item>
      </text:list>
      <text:p text:style-name="P12"><text:span text:style-name="T1">To create </text:span><text:span text:style-name="T2">Minutos</text:span><text:span text:style-name="T1"> is just as voluntary as to accept them in payment for ones own goods or services. For some people, it may first be easier to accept </text:span><text:span text:style-name="T2">Minutos</text:span><text:span text:style-name="T1"> and to spend them again. After they have gained trust in the process they will most likely also begin to issue their own. Before starting to issue </text:span><text:span text:style-name="T2">Minutos</text:span><text:span text:style-name="T1">, generally, it is useful if people make a list of what they have to offer and to determine the respective prices in </text:span><text:span text:style-name="T2">Minutos</text:span><text:span text:style-name="T1">.</text:span></text:p>
      <text:p text:style-name="P5"/>
      <text:list xml:id="list1143379420" text:continue-numbering="true" text:style-name="WW8Num2">
        <text:list-item>
          <text:p text:style-name="P22"><text:span text:style-name="T1">Is there a minimum age before you can issue </text:span><text:span text:style-name="T2">Minutos</text:span><text:span text:style-name="T1">?</text:span></text:p>
        </text:list-item>
      </text:list>
      <text:p text:style-name="P12"><text:span text:style-name="T1">Some teenagers may be more capable in certain areas – like the use of the computer - than grown-ups. Should they want to issue their own </text:span><text:span text:style-name="T2">Minutos</text:span><text:span text:style-name="T1"> (over and above accepting and paying with the </text:span><text:span text:style-name="T2">Minutos</text:span><text:span text:style-name="T1"> of other issuers), they need two adult underwriters, who are legally of age.</text:span></text:p>
      <text:p text:style-name="P13"/>
      <text:list xml:id="list1019291830" text:continue-numbering="true" text:style-name="WW8Num2">
        <text:list-item>
          <text:p text:style-name="P22"><text:span text:style-name="T1">How many </text:span><text:span text:style-name="T2">Minutos</text:span><text:span text:style-name="T1"> should be issued per person?</text:span></text:p>
        </text:list-item>
      </text:list>
      <text:p text:style-name="P12"><text:span text:style-name="T1">In order to pay small amounts one needs to create enough vouchers of the 1 and 5 </text:span><text:span text:style-name="T2">Minuto</text:span><text:span text:style-name="T1"> denominations. Thus, it is useful if every person issues 10 sheets of </text:span><text:span text:style-name="T2">Minuto </text:span><text:span text:style-name="T1">vouchers. Every sheet represents 231 </text:span><text:span text:style-name="T3">Minutos</text:span><text:span text:style-name="T1">. Ten sheets represent 2310 </text:span><text:span text:style-name="T3">Minutos</text:span><text:span text:style-name="T1"> or 38,5 hours of quality work. This is equivalent to the normal working hours of one week. </text:span></text:p>
      <text:p text:style-name="P12"/>
      <text:list xml:id="list1958873183" text:continue-numbering="true" text:style-name="WW8Num2">
        <text:list-item>
          <text:p text:style-name="P22"><text:soft-page-break/><text:span text:style-name="T1">Can I buy everything with </text:span><text:span text:style-name="T2">Minutos</text:span><text:span text:style-name="T1">?</text:span></text:p>
        </text:list-item>
      </text:list>
      <text:p text:style-name="P12"><text:span text:style-name="T2">Minutos</text:span><text:span text:style-name="T1"> are complementing the traditional currencies (Euro, Pound, Dollar, Yen, etc.). Many items will be available only by paying with these currencies for quite some time to come; for instance, petrol, heating oil, telephone bills, electricity, gas, new cars, etc. <text:line-break/>But the more people participate in the minuto-network, the more choices will be available.</text:span></text:p>
      <text:p text:style-name="P5"/>
      <text:list xml:id="list2096121566" text:continue-numbering="true" text:style-name="WW8Num2">
        <text:list-item>
          <text:p text:style-name="P22"><text:span text:style-name="T1">Who are the main target groups for the </text:span><text:span text:style-name="T2">Minuto </text:span><text:span text:style-name="T6">Cash</text:span><text:span text:style-name="T1">?</text:span></text:p>
        </text:list-item>
      </text:list>
      <text:p text:style-name="P12"><text:span text:style-name="T1">They are meant for everyone, but especially for people who like to support the economic activities in their region, have many abilities but have lost their job, feel that an active life beyond their retirement age is possible, want to reduce the traditional money in neighbourhood exchanges and for those who are happy to implement creative ideas. Experience shows that – in the beginning - the </text:span><text:span text:style-name="T3">Minutos</text:span><text:span text:style-name="T1"> works best between friends and friends of the friends. In other words: </text:span><text:span text:style-name="T3">Minutos</text:span><text:span text:style-name="T1"> work in social networks between people who trust each other.</text:span></text:p>
      <text:p text:style-name="P14"/>
      <text:list xml:id="list1400821574" text:continue-numbering="true" text:style-name="WW8Num2">
        <text:list-item>
          <text:p text:style-name="P22"><text:span text:style-name="T7">How do you handle the payment of taxes on transactions in </text:span><text:span text:style-name="T9">Minutos</text:span><text:span text:style-name="T7">?</text:span></text:p>
        </text:list-item>
      </text:list>
      <text:p text:style-name="P12"><text:span text:style-name="T7">The </text:span><text:span text:style-name="T9">Minuto</text:span><text:span text:style-name="T7"> is designed to be used between friends and to optimize neighbourhood exchanges. These are usually not taxed. If you run a business you can also use </text:span><text:span text:style-name="T9">Minutos</text:span><text:span text:style-name="T7">. Income from commercial transactions in </text:span><text:span text:style-name="T9">Minutos</text:span><text:span text:style-name="T7"> follows the same rules as income from conventional currencies, and needs to be paid in the conventional currency. The recommended exchange rate for your bookkeeping in Europe is: 60 </text:span><text:span text:style-name="T9">Minutos</text:span><text:span text:style-name="T7"> = 30 Euros (Aug. 2010). In some communities fees and taxes can already be paid in complementary currencies.</text:span></text:p>
      <text:p text:style-name="P14"/>
      <text:list xml:id="list1072129974" text:continue-numbering="true" text:style-name="WW8Num2">
        <text:list-item>
          <text:p text:style-name="P22"><text:span text:style-name="T8">Does it make sense to save </text:span><text:span text:style-name="T10">M</text:span><text:span text:style-name="T2">inuto</text:span><text:span text:style-name="T1"> vouchers?</text:span></text:p>
        </text:list-item>
      </text:list>
      <text:p text:style-name="P12"><text:span text:style-name="T1">Short-term savings over some weeks or months can make sense in order to pay for a costly item you want to buy with </text:span><text:span text:style-name="T2">Minutos</text:span><text:span text:style-name="T1">. Long-term savings do not make sense as every single voucher has a time limit of a few years only.</text:span></text:p>
      <text:p text:style-name="P13"/>
      <text:list xml:id="list1392367644" text:continue-numbering="true" text:style-name="WW8Num2">
        <text:list-item>
          <text:p text:style-name="P23">What do you mean by quality work?</text:p>
        </text:list-item>
      </text:list>
      <text:p text:style-name="P12"><text:span text:style-name="T1">In a society based on the division of labour and high performance, hours of work can be a fairly meaningless measure. In order to have a yardstick, we decided to take the average between a highly specialized and an unspecialized hourly payment (60 </text:span><text:span text:style-name="T2">Minutos</text:span><text:span text:style-name="T1"> are equal 30 Euros). However, the payment for an offer in </text:span><text:span text:style-name="T2">Minutos</text:span><text:span text:style-name="T1"> will always depend on the value it has for the buyer of a good or a service. The proper prices will be found over the course of time. Thus the basic rule should be that </text:span><text:span text:style-name="T2">all deals are a matter of negotiation.</text:span></text:p>
      <text:p text:style-name="P15"/>
      <text:list xml:id="list1427318506" text:continue-numbering="true" text:style-name="WW8Num2">
        <text:list-item>
          <text:p text:style-name="P22"><text:span text:style-name="T1">Who prints the </text:span><text:span text:style-name="T2">Minutos</text:span><text:span text:style-name="T1"> and which paper should be used?</text:span></text:p>
        </text:list-item>
      </text:list>
      <text:p text:style-name="P12"><text:span text:style-name="T1">Everbody can print their own </text:span><text:span text:style-name="T2">Minutos</text:span><text:span text:style-name="T1"> from the original form on the website. Normal copying paper is suitable (80 to max.120 grams, as the vouchers will often be folded). The colour of the paper is a matter of choice. But it should be a light colour as the rubber stamp and signature have to be readable.</text:span></text:p>
      <text:p text:style-name="P13"/>
      <text:list xml:id="list126919450" text:continue-numbering="true" text:style-name="WW8Num2">
        <text:list-item>
          <text:p text:style-name="P23">Why is a rubber stamp and the signature necessary?</text:p>
        </text:list-item>
      </text:list>
      <text:p text:style-name="P12"><text:span text:style-name="T1">These are the traditional means of signing a contract and thereby, give the </text:span><text:span text:style-name="T2">Minuto</text:span><text:span text:style-name="T1"> credibility.</text:span></text:p>
      <text:p text:style-name="P5"/>
      <text:list xml:id="list431415020" text:continue-numbering="true" text:style-name="WW8Num2">
        <text:list-item>
          <text:p text:style-name="P23">Why are there black dots on the original voucher sheet?</text:p>
        </text:list-item>
      </text:list>
      <text:p text:style-name="P12"><text:span text:style-name="T1">When you cut the sheet through these dots, every voucher has a half dot on its upper edge. These half circles are in different positions for each denomination from 1 at the immediate left hand-side to 120 at the far right hand-side. If you have a bundle of </text:span><text:span text:style-name="T2">Minutos,</text:span><text:span text:style-name="T1"> you can easily distinguish them to find the appropriate denomination. </text:span></text:p>
      <text:p text:style-name="P13"/>
      <text:p text:style-name="P13"/>
      <text:p text:style-name="P13"/>
      <text:p text:style-name="P13"/>
      <text:p text:style-name="P12"/>
      <text:list xml:id="list106182541" text:continue-numbering="true" text:style-name="WW8Num2">
        <text:list-item>
          <text:p text:style-name="P22"><text:span text:style-name="T1">How do I know that I can issue </text:span><text:span text:style-name="T2">Minutos</text:span><text:span text:style-name="T1">?</text:span></text:p>
        </text:list-item>
      </text:list>
      <text:p text:style-name="P12"><text:soft-page-break/><text:span text:style-name="T1">The </text:span><text:span text:style-name="T2">Minuto</text:span><text:span text:style-name="T1"> is a social network project. Therefore, members meet in their region regularly. For beginners, it is useful to participate in these meetings to get to know the other participants, to become familiar with the details of issuing and using </text:span><text:span text:style-name="T2">Minutos</text:span><text:span text:style-name="T1">.</text:span></text:p>
      <text:p text:style-name="P13"/>
      <text:list xml:id="list1055220283" text:continue-numbering="true" text:style-name="WW8Num2">
        <text:list-item>
          <text:p text:style-name="P23">Is there a database with all the members and their offers?</text:p>
        </text:list-item>
      </text:list>
      <text:p text:style-name="P12"><text:span text:style-name="T1">To join a </text:span><text:span text:style-name="T3">Minuto</text:span><text:span text:style-name="T1"> group the new member has to fill in a form with contact details and skills or products offered. This form will than be copied and shared with the other members of the group. Instead of a central database every member builds their own “yellow pages” with their favourite exchange partners.</text:span></text:p>
      <text:p text:style-name="P13"/>
      <text:list xml:id="list1764305343" text:continue-numbering="true" text:style-name="WW8Num2">
        <text:list-item>
          <text:p text:style-name="P23">Is it possible for shops to participate?</text:p>
        </text:list-item>
      </text:list>
      <text:p text:style-name="P12"><text:span text:style-name="T1">Yes, this is possible. A sign near the entrance – showing the respective postal code for the area of acceptance</text:span><text:span text:style-name="T11"> </text:span><text:span text:style-name="T1">- indicates that the owner is willing to honour </text:span><text:span text:style-name="T2">Minutos</text:span><text:span text:style-name="T1"> as a means of payment. However, shop owners will only sustain using </text:span><text:span text:style-name="T3">Minutos</text:span><text:span text:style-name="T1"> if some of their suppliers also accept </text:span><text:span text:style-name="T3">Minutos</text:span><text:span text:style-name="T1">. </text:span></text:p>
      <text:p text:style-name="P5"/>
      <text:list xml:id="list1441069724" text:continue-numbering="true" text:style-name="WW8Num2">
        <text:list-item>
          <text:p text:style-name="P22"><text:span text:style-name="T1">Is it possible to transfer </text:span><text:span text:style-name="T2">Minutos </text:span><text:span text:style-name="T1">electronically? Are there Giro accounts for </text:span><text:span text:style-name="T2">Minutos</text:span><text:span text:style-name="T1">?</text:span></text:p>
        </text:list-item>
      </text:list>
      <text:p text:style-name="P12"><text:span text:style-name="T1">Each </text:span><text:span text:style-name="T2">Minuto</text:span><text:span text:style-name="T1"> voucher is a unique document. Legally, it is a ‘personal certificate of commitment’ in the English-speaking world also called ‘IOU’. To use the computer may eliminate knowing the person who is responsible for the redemption of the voucher as well as enhancing social networks. Instead of developing an </text:span><text:span text:style-name="T3">e-Minuto</text:span><text:span text:style-name="T1"> we recommend to use other complementary currencies in addition to the </text:span><text:span text:style-name="T3">Minuto</text:span><text:span text:style-name="T1"> that provide this possibility.</text:span></text:p>
      <text:p text:style-name="P12"/>
      <text:list xml:id="list1425283899" text:continue-numbering="true" text:style-name="WW8Num2">
        <text:list-item>
          <text:p text:style-name="P22"><text:span text:style-name="T1">The </text:span><text:span text:style-name="T3">Minuto</text:span><text:span text:style-name="T1"> game</text:span></text:p>
        </text:list-item>
      </text:list>
      <text:p text:style-name="P12"><text:span text:style-name="T1">For a better understanding about how to create and to redeem Minutos we recommend to play the </text:span><text:span text:style-name="T3">Minuto</text:span><text:span text:style-name="T1"> game. It is very simple: Just invite a group of 4 to 15 people. Let all people fill the forms for their offers. Let everyone read his offers for the group. Hand out the voucher forms. Let about 2/3 of the people create “game-</text:span><text:span text:style-name="T3">Minutos”</text:span><text:span text:style-name="T1"> (without stamp, date and signature, just the forename). The other 1/3 of the members do not create </text:span><text:span text:style-name="T3">Minutos</text:span><text:span text:style-name="T1">. This helps to understand that not every member has to create </text:span><text:span text:style-name="T3">Minutos</text:span><text:span text:style-name="T1"> to be a member. Similarly the underwriters in the game do not use a stamp. Just the forename is usually enough. Hand out a bundle of small blank papers to everybody, and when people begin to exchange for every item they sell and get </text:span><text:span text:style-name="T3">Minutos</text:span><text:span text:style-name="T1"> <text:s/>they write a note about the item on one of the blank papers and give it to their customer. After a while everybody should have some of these papers in his hands with notes about the things he/she has “bought”. In the closing session everybody reports about their experiences. On interest using </text:span><text:span text:style-name="T3">Minutos</text:span><text:span text:style-name="T1"> in real life, just collect the filled forms with the offers to talk about further steps.</text:span></text:p>
      <text:p text:style-name="P17"/>
      <text:list xml:id="list300080004" text:continue-numbering="true" text:style-name="WW8Num2">
        <text:list-item>
          <text:p text:style-name="P23">How can I find the underwriters?</text:p>
        </text:list-item>
      </text:list>
      <text:p text:style-name="P13">The easiest way is to make it two-way with four people (2 man, 2 women). So everybody gets a male and a female surety and stands surety for two others. If you have bigger groups (for example in the game) you can make big circles (group size divisible by 4, same amount man and women, always 2 man and two women standing side by side). Trust makes the decision.</text:p>
      <text:p text:style-name="P13"/>
      <text:list xml:id="list2004934346" text:continue-numbering="true" text:style-name="WW8Num2">
        <text:list-item>
          <text:p text:style-name="P22"><text:span text:style-name="T1">Is everybody allowed to download the data about the </text:span><text:span text:style-name="T2">Minuto</text:span><text:span text:style-name="T1"> onto their own<text:line-break/>computer? – and later publish it on their own website?</text:span></text:p>
          <text:p text:style-name="P26"><text:span text:style-name="T1">Yes, because the </text:span><text:span text:style-name="T2">Minuto</text:span><text:span text:style-name="T1"> should be created in as many places as possible. </text:span><text:span text:style-name="T2">Minutos</text:span><text:span text:style-name="T1"> are issued only in a decentralized way. The central website (www.minuto-zeitgutscheine.de) that contains the data only serves as contact for newcomers, for changes or updates of the text and the forms and for answering further questions. If you want to develop the </text:span><text:span text:style-name="T3">Minuto</text:span><text:span text:style-name="T1"> system please respect the Copyleft Licence and send a notice to the administrator of the </text:span><text:span text:style-name="T3">Minuto</text:span><text:span text:style-name="T1"> website.</text:span></text:p>
          <text:p text:style-name="P27"><text:line-break/><text:line-break/><text:line-break/></text:p>
        </text:list-item>
        <text:list-item>
          <text:p text:style-name="P23"><text:soft-page-break/><text:s/>What are the drawbacks?</text:p>
          <text:p text:style-name="P28"><text:span text:style-name="T1">- Other than the centralised belief system </text:span><text:span text:style-name="T3">Minuto</text:span><text:span text:style-name="T1"> is all about assuming responsibility yourself locally. Nowadays many people may find such behaviour highly unfamiliar. Therefore, to find new </text:span><text:span text:style-name="T3">Minuto</text:span><text:span text:style-name="T1">-service providers one needs patience and compassion. </text:span></text:p>
          <text:p text:style-name="P29">- Realising just how limited the spectrum of local services and goods really is can be quite frightening as almost everything is supplied from faraway places. </text:p>
          <text:p text:style-name="P28"><text:span text:style-name="T1">- It is a good idea to have two separate sections in your purse: one for your own </text:span><text:span text:style-name="T3">Minuto</text:span><text:span text:style-name="T1"> vouchers and one for those from other issuers.</text:span></text:p>
          <text:p text:style-name="P29">- The possibility of creating such local currency yourself is very unusual and can easily trigger excessive amounts of excitement. Much more important than the vouchers however are the goods and services behind them. This is an aspect which cannot be stressed enough.</text:p>
        </text:list-item>
      </text:list>
      <text:p text:style-name="P13"><text:line-break/><text:line-break/><text:line-break/></text:p>
      <text:p text:style-name="P6">Forms that can be downloaded from the Website</text:p>
      <text:list xml:id="list1344604611" text:style-name="WW8Num1">
        <text:list-item>
          <text:p text:style-name="P25"><text:span text:style-name="T2">Minuto</text:span><text:span text:style-name="T1"> vouchers form in the following denominations 1 – 5 – 15 – 30 – 60 – 120 </text:span></text:p>
        </text:list-item>
        <text:list-item>
          <text:p text:style-name="P24">Form to fill in your offers, skills, products</text:p>
        </text:list-item>
        <text:list-item>
          <text:p text:style-name="P25"><text:span text:style-name="T2">Minuto</text:span><text:span text:style-name="T1"> posters for shop entrances</text:span></text:p>
        </text:list-item>
      </text:list>
      <text:p text:style-name="P11"/>
      <text:p text:style-name="P6">Disclaimer</text:p>
      <text:p text:style-name="P5">The author reserves the right not to be responsible for the topicality, correctness, completeness or quality of the information provided. Liability claims regarding damage caused by the use of any information provided, including any kind of information, which is incomplete or incorrect, will therefore be rejected. All offers are not binding and without obligation.</text:p>
      <text:p text:style-name="P5"/>
      <text:p text:style-name="P7">International use</text:p>
      <text:p text:style-name="P3"><text:span text:style-name="T1">The </text:span><text:span text:style-name="T3">Minuto</text:span><text:span text:style-name="T1"> Concept was created in and for Germany at first. If you live in another country, you need to check the legal and tax situation. Consult a lawyer and a tax advisor before you start to go public. </text:span></text:p>
      <text:p text:style-name="P5"/>
      <text:p text:style-name="P6">Version</text:p>
      <text:p text:style-name="P5">Minuto Cash, text version 2.1, august 2012</text:p>
      <text:p text:style-name="P6"/>
      <text:p text:style-name="P6">Websites</text:p>
      <text:p text:style-name="P5">www.minutocash.org</text:p>
      <text:p text:style-name="P5">www.minutoportal.info</text:p>
      <text:p text:style-name="P5">www.konstantin-kirsch.de/category/geld</text:p>
      <text:p text:style-name="P5">www.monneta.org</text:p>
      <text:p text:style-name="P5">www.margritkennedy.de</text:p>
      <text:p text:style-name="P5">www.complementarycurrency.org</text:p>
      <text:p text:style-name="P5"/>
      <text:p text:style-name="P8">Copyright ©</text:p>
      <text:p text:style-name="P9">May 2009 Konstantin Kirsch, Bauhaus (idea, text)</text:p>
      <text:p text:style-name="P9">May 2009 Ralph Schönfeld, Gerstungen (design)</text:p>
      <text:p text:style-name="P9">Modifikation:</text:p>
      <text:p text:style-name="P9">August 2010 Prof. Dr. Margrit Kennedy, Steyerberg</text:p>
      <text:p text:style-name="P6"/>
      <text:p text:style-name="P6">Copyleft</text:p>
      <text:p text:style-name="P5">This is a free work, you can copy, distribute, and modify it under the terms of the Free Art Licence 1.3 <text:s/>http://artlibre.org/licence/lal/en </text:p>
      <text:p text:style-name="P5"/>
      <text:p text:style-name="P3"><text:span text:style-name="T1">The website </text:span><text:span text:style-name="Internet_20_link"><text:span text:style-name="T12">www.minutocash.org</text:span></text:span><text:span text:style-name="T1"> is being hosted by www.uberspace.de</text:span></text:p>
      <text:p text:style-name="P3"><text:span text:style-name="T1">The costs have been covered by donations.</text:span></text:p>
      <text:p text:style-name="P3"><text:span text:style-name="Internet_20_link"><text:span text:style-name="T12">www.minuto-zeitgutscheine.de/spende.htm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Bitstream Vera Sans1" svg:font-family="'Bitstream Vera Sans'" style:font-pitch="variable"/>
    <style:font-face style:name="Courier New" svg:font-family="'Courier New'" style:font-pitch="variable"/>
    <style:font-face style:name="Lucida Grande" svg:font-family="'Lucida Grande'"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GB"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Arial" fo:font-size="12pt" fo:language="de" fo:country="DE" style:font-name-asian="Times New Roman" style:font-size-asian="12pt" style:language-asian="zxx" style:country-asian="none" style:font-name-complex="Times New Roman"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1" style:font-size-asian="14pt" style:font-name-complex="Bitstream Vera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Sprechblasentext" style:family="paragraph" style:parent-style-name="Standard">
      <style:text-properties style:font-name="Lucida Grande" fo:font-size="9pt" style:font-size-asian="9pt" style:font-size-complex="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WW8Num1z0" style:family="text">
      <style:text-properties style:font-name="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8Num2z0" style:family="text">
      <style:text-properties style:font-name="Arial"/>
    </style:style>
    <style:style style:name="WW8Num4z0" style:family="text">
      <style:text-properties style:font-name="Arial" style:font-name-asian="Times New Roman"/>
    </style:style>
    <style:style style:name="WW8Num4z1" style:family="text">
      <style:text-properties style:font-name="Courier New"/>
    </style:style>
    <style:style style:name="WW8Num4z2" style:family="text">
      <style:text-properties style:font-name="Wingdings"/>
    </style:style>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8Num1z1" style:family="text">
      <style:text-properties style:font-name="Courier New"/>
    </style:style>
    <style:style style:name="WW8Num1z2" style:family="text">
      <style:text-properties style:font-name="Wingdings"/>
    </style:style>
    <style:style style:name="WW8Num4z3" style:family="text">
      <style:text-properties style:font-name="Symbol"/>
    </style:style>
    <style:style style:name="WW-Absatz-Standardschriftart111111111111111111111" style:family="text"/>
    <style:style style:name="Page_20_Number" style:display-name="Page Number" style:family="text" style:parent-style-name="WW-Absatz-Standardschriftart111111111111111111111"/>
    <style:style style:name="Internet_20_link" style:display-name="Internet link" style:family="text" style:parent-style-name="WW-Absatz-Standardschriftart111111111111111111111">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page-layout style:name="Mpm1">
      <style:page-layout-properties fo:page-width="20.999cm" fo:page-height="29.699cm" style:num-format="1" style:print-orientation="portrait" fo:margin-top="1.508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footer>
        <text:p text:style-name="MP1"><draw:frame draw:style-name="Mfr1" draw:name="Rahmen1" text:anchor-type="char" svg:x="18.262cm" svg:y="0.002cm" svg:width="0.199cm" svg:height="0.448cm" draw:z-index="4"><draw:text-box><text:p text:style-name="Footer"><text:span text:style-name="Page_20_Number"><text:page-number text:select-page="current">5</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INUTO – TIME VOUCHERS</dc:title>
    <meta:initial-creator>Margrit Kennedy</meta:initial-creator>
    <meta:creation-date>2010-08-20T15:43:00</meta:creation-date>
    <dc:creator>Konstantin Kirsch</dc:creator>
    <dc:date>2012-08-15T03:16:56</dc:date>
    <meta:editing-cycles>5</meta:editing-cycles>
    <meta:editing-duration>PT574H24M39S</meta:editing-duration>
    <meta:generator>LibreOffice/3.4$Unix LibreOffice_project/340m1$Build-602</meta:generator>
    <meta:document-statistic meta:table-count="0" meta:image-count="0" meta:object-count="0" meta:page-count="5" meta:paragraph-count="95" meta:word-count="2844" meta:character-count="16569" meta:non-whitespace-character-count="13821"/>
    <meta:user-defined meta:name="Info 1"/>
    <meta:user-defined meta:name="Info 2"/>
    <meta:user-defined meta:name="Info 3"/>
    <meta:user-defined meta:name="Info 4"/>
  </office:meta>
</office:document-meta>
</file>